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3.592cm" fo:min-width="17.871cm" fo:padding-top="0.204cm" fo:padding-bottom="0.204cm" fo:padding-left="0.329cm" fo:padding-right="0.329cm"/>
      <style:paragraph-properties style:writing-mode="lr-tb"/>
    </style:style>
    <style:style style:name="gr2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2.092cm" fo:min-width="2.67cm" fo:padding-top="0.204cm" fo:padding-bottom="0.204cm" fo:padding-left="0.329cm" fo:padding-right="0.329cm"/>
      <style:paragraph-properties style:writing-mode="lr-tb"/>
    </style:style>
    <style:style style:name="gr3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2.342cm" fo:min-width="2.671cm" fo:padding-top="0.204cm" fo:padding-bottom="0.204cm" fo:padding-left="0.329cm" fo:padding-right="0.329cm"/>
      <style:paragraph-properties style:writing-mode="lr-tb"/>
    </style:style>
    <style:style style:name="gr4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.842cm" fo:min-width="2.671cm" fo:padding-top="0.204cm" fo:padding-bottom="0.204cm" fo:padding-left="0.329cm" fo:padding-right="0.329cm"/>
      <style:paragraph-properties style:writing-mode="lr-tb"/>
    </style:style>
    <style:style style:name="gr5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2.092cm" fo:min-width="2.671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objectwithoutfill">
      <style:graphic-properties svg:stroke-width="0.081cm" draw:marker-start-width="0.322cm" draw:marker-end="Puntas_20_de_20_flecha_20_7" draw:marker-end-width="0.422cm" draw:fill="none" draw:textarea-vertical-align="middle" fo:padding-top="0.166cm" fo:padding-bottom="0.166cm" fo:padding-left="0.291cm" fo:padding-right="0.291cm"/>
    </style:style>
    <style:style style:name="gr8" style:family="graphic" style:parent-style-name="objectwithoutfill">
      <style:graphic-properties svg:stroke-width="0.081cm" draw:marker-start-width="0.322cm" draw:marker-end="Puntas_20_de_20_flecha_20_8" draw:marker-end-width="0.422cm" draw:fill="none" draw:textarea-vertical-align="middle" fo:padding-top="0.166cm" fo:padding-bottom="0.166cm" fo:padding-left="0.291cm" fo:padding-right="0.291cm"/>
    </style:style>
    <style:style style:name="gr9" style:family="graphic" style:parent-style-name="objectwithoutfill">
      <style:graphic-properties draw:stroke="dash" draw:stroke-dash="Double_20_Dash" svg:stroke-width="0.106cm" draw:marker-start-width="0.359cm" draw:marker-end="Puntas_20_de_20_flecha_20_9" draw:marker-end-width="0.459cm" svg:stroke-linecap="butt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081cm" draw:marker-start-width="0.321cm" draw:marker-end="Puntas_20_de_20_flecha_20_10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draw:marker-start-width="0.322cm" draw:marker-end="Puntas_20_de_20_flecha_20_11" draw:marker-end-width="0.422cm" draw:fill="none" draw:textarea-vertical-align="middle" fo:padding-top="0.166cm" fo:padding-bottom="0.166cm" fo:padding-left="0.291cm" fo:padding-right="0.291cm"/>
    </style:style>
    <style:style style:name="gr12" style:family="graphic" style:parent-style-name="objectwithoutfill">
      <style:graphic-properties draw:stroke="dash" draw:stroke-dash="Double_20_Dash" svg:stroke-width="0.106cm" draw:marker-start-width="0.359cm" draw:marker-end="Puntas_20_de_20_flecha_20_12" draw:marker-end-width="0.459cm" svg:stroke-linecap="butt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4" style:family="graphic" style:parent-style-name="objectwithoutfill">
      <style:graphic-properties svg:stroke-width="0.081cm" draw:marker-start-width="0.322cm" draw:marker-end="Puntas_20_de_20_flecha_20_13" draw:marker-end-width="0.422cm" draw:fill="none" draw:textarea-vertical-align="middle" fo:padding-top="0.166cm" fo:padding-bottom="0.166cm" fo:padding-left="0.291cm" fo:padding-right="0.291cm"/>
    </style:style>
    <style:style style:name="gr15" style:family="graphic" style:parent-style-name="objectwithoutfill">
      <style:graphic-properties svg:stroke-width="0.106cm" draw:marker-start-width="0.359cm" draw:marker-end="Puntas_20_de_20_flecha_20_14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8.529cm" svg:height="14cm" svg:x="4.721cm" svg:y="0.75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328cm" svg:height="2.5cm" svg:x="17.25cm" svg:y="11.75cm">
          <text:p text:style-name="P2">mux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329cm" svg:height="2.75cm" svg:x="16.921cm" svg:y="6.75cm">
          <text:p text:style-name="P2">m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2" draw:id="id2" draw:layer="layout" svg:width="3.329cm" svg:height="2.25cm" svg:x="10.491cm" svg:y="7.25cm">
          <text:p text:style-name="P2">coder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3.329cm" svg:height="2.5cm" svg:x="16.926cm" svg:y="3.25cm">
          <text:p text:style-name="P2">reader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738cm" svg:height="0.962cm" svg:x="2.012cm" svg:y="8.288cm">
          <draw:text-box>
            <text:p>key</text:p>
          </draw:text-box>
        </draw:frame>
        <draw:custom-shape draw:style-name="gr5" draw:text-style-name="P1" xml:id="id1" draw:id="id1" draw:layer="layout" svg:width="3.329cm" svg:height="2.5cm" svg:x="5.83cm" svg:y="3.75cm">
          <text:p text:style-name="P2">ringer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4" draw:layer="layout" svg:x1="9.159cm" svg:y1="5cm" svg:x2="12.155cm" svg:y2="7.25cm" draw:start-shape="id1" draw:start-glue-point="1" draw:end-shape="id2" draw:end-glue-point="0" svg:d="M9159 5000h2996v2250" svg:viewBox="0 0 2997 2251">
          <text:p/>
        </draw:connector>
        <draw:line draw:style-name="gr8" draw:text-style-name="P4" draw:layer="layout" svg:x1="3.75cm" svg:y1="8.75cm" svg:x2="10cm" svg:y2="8.75cm">
          <text:p/>
        </draw:line>
        <draw:line draw:style-name="gr9" draw:text-style-name="P4" xml:id="id4" draw:id="id4" draw:layer="layout" svg:x1="13.75cm" svg:y1="8.95cm" svg:x2="16.75cm" svg:y2="8.95cm">
          <text:p/>
        </draw:line>
        <draw:line draw:style-name="gr10" draw:text-style-name="P4" draw:layer="layout" svg:x1="13.75cm" svg:y1="8.65cm" svg:x2="16.75cm" svg:y2="8.65cm">
          <text:p/>
        </draw:line>
        <draw:connector draw:style-name="gr11" draw:text-style-name="P4" xml:id="id6" draw:id="id6" draw:layer="layout" draw:line-skew="-0.872cm" svg:x1="13.82cm" svg:y1="8.375cm" svg:x2="16.926cm" svg:y2="4.5cm" draw:start-shape="id2" draw:start-glue-point="1" draw:end-shape="id3" draw:end-glue-point="3" svg:d="M13820 8375h680v-3875h2426" svg:viewBox="0 0 3107 3876">
          <text:p/>
        </draw:connector>
        <draw:connector draw:style-name="gr12" draw:text-style-name="P4" draw:layer="layout" svg:x1="15.25cm" svg:y1="8.95cm" svg:x2="17.25cm" svg:y2="13cm" draw:start-shape="id4" draw:start-glue-point="0" draw:end-shape="id5" draw:end-glue-point="3" svg:d="M15250 8950v4050h2000" svg:viewBox="0 0 2001 4051">
          <text:p/>
        </draw:connector>
        <draw:frame draw:style-name="gr6" draw:text-style-name="P3" draw:layer="layout" svg:width="1.738cm" svg:height="0.962cm" svg:x="9.762cm" svg:y="3.788cm">
          <draw:text-box>
            <text:p>ring</text:p>
          </draw:text-box>
        </draw:frame>
        <draw:frame draw:style-name="gr13" draw:text-style-name="P3" draw:layer="layout" svg:width="2.25cm" svg:height="1cm" svg:x="14cm" svg:y="3.25cm">
          <draw:text-box>
            <text:p>count</text:p>
          </draw:text-box>
        </draw:frame>
        <draw:connector draw:style-name="gr14" draw:text-style-name="P4" draw:layer="layout" draw:line-skew="1.181cm" svg:x1="14.5cm" svg:y1="6.437cm" svg:x2="16.688cm" svg:y2="7.162cm" draw:start-shape="id6" draw:start-glue-point="0" svg:d="M14500 6437h-40v725h2228" svg:viewBox="0 0 2229 726">
          <text:p/>
        </draw:connector>
        <draw:frame draw:style-name="gr13" draw:text-style-name="P3" draw:layer="layout" svg:width="2.25cm" svg:height="1cm" svg:x="14.75cm" svg:y="7.75cm">
          <draw:text-box>
            <text:p>flag</text:p>
          </draw:text-box>
        </draw:frame>
        <draw:frame draw:style-name="gr13" draw:text-style-name="P3" draw:layer="layout" svg:width="2.25cm" svg:height="1cm" svg:x="15cm" svg:y="13cm">
          <draw:text-box>
            <text:p>code</text:p>
          </draw:text-box>
        </draw:frame>
        <draw:frame draw:style-name="gr13" draw:text-style-name="P3" draw:layer="layout" svg:width="2.25cm" svg:height="1cm" svg:x="17cm" svg:y="10.25cm">
          <draw:text-box>
            <text:p>data</text:p>
          </draw:text-box>
        </draw:frame>
        <draw:connector draw:style-name="gr15" draw:text-style-name="P4" draw:layer="layout" svg:x1="20.578cm" svg:y1="13cm" svg:x2="24.25cm" svg:y2="7.75cm" draw:start-shape="id5" draw:start-glue-point="1" draw:end-shape="id7" draw:end-glue-point="3" svg:d="M20578 13000h1876v-5250h1796" svg:viewBox="0 0 3673 5251">
          <text:p/>
        </draw:connector>
        <draw:frame draw:style-name="gr13" draw:text-style-name="P3" xml:id="id7" draw:id="id7" draw:layer="layout" svg:width="3cm" svg:height="1cm" svg:x="24.25cm" svg:y="7.25cm">
          <draw:text-box>
            <text:p>display</text:p>
          </draw:text-box>
        </draw:frame>
        <draw:line draw:style-name="gr9" draw:text-style-name="P4" draw:layer="layout" svg:x1="19cm" svg:y1="9.5cm" svg:x2="19cm" svg:y2="11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8T10:23:46.489072060</meta:creation-date>
    <dc:date>2021-11-18T18:30:13.398841440</dc:date>
    <meta:editing-duration>PT29M34S</meta:editing-duration>
    <meta:editing-cycles>3</meta:editing-cycles>
    <meta:generator>LibreOffice/7.2.2.2$Linux_X86_64 LibreOffice_project/20$Build-2</meta:generator>
    <meta:document-statistic meta:object-count="22"/>
  </office:meta>
</office:document-meta>
</file>